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HG-GothicB-Sun" svg:font-family="HG-GothicB-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-MinchoL-Sun" svg:font-family="HG-MinchoL-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paragraph-properties fo:margin-top="0in" fo:margin-bottom="0in" fo:text-align="start" style:justify-single-word="false" style:writing-mode="lr-tb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in" fo:margin-bottom="0in" fo:text-align="start" style:justify-single-word="false" fo:background-color="transparent" style:writing-mode="lr-tb">
        <style:background-image/>
      </style:paragraph-properties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Standard">
      <style:text-properties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fo:background-color="#ffff00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background-color="#ffff00" style:font-style-asian="italic" style:font-style-complex="italic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background-color="#ffff00"/>
    </style:style>
    <style:style style:name="T10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/>
    </style:style>
    <style:style style:name="T13" style:family="text">
      <style:text-properties fo:font-weight="bold" fo:background-color="#ffff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Quick Questions:</text:p>
      <text:h text:style-name="Heading_20_3" text:outline-level="3">What is Class.forName() ? </text:h>
      <text:section text:style-name="Sect1" text:name="post-body-5972805625706709261">
        <text:p text:style-name="Text_20_body">A call to Class.forName("X") causes the class named X to be dynamically loaded (at runtime). A call to forName("X") causes the class named X to be initialized (i.e., JVM executes all its static block after class loading).</text:p>
        <text:p text:style-name="Text_20_body"><text:line-break/>EXAMPLE:<text:line-break/>package com.bean;<text:line-break/>class test{<text:line-break/><text:tab/>static{System.out.println("this is static block of test");}<text:line-break/><text:tab/>test(){System.out.println("this is test constructor");}<text:line-break/>}</text:p>
        <text:p text:style-name="Text_20_body">public class demo {<text:line-break/><text:tab/>public static void main(String[] args)throws Exception{<text:line-break/><text:tab/><text:tab/>//test t=new test();<text:line-break/><text:tab/><text:tab/>System.out.println("start of demo");<text:line-break/><text:tab/><text:tab/><text:span text:style-name="T9">Class c=Class.forName("com.bean.test");</text:span><text:line-break/><text:tab/><text:tab/>System.out.println("class test loaded");<text:line-break/><text:tab/><text:tab/>test obj=(test)c.newInstance();<text:tab/>//create an instance<text:line-break/><text:tab/>}<text:line-break/>}<text:line-break/><text:line-break/><text:span text:style-name="T1">Output:</text:span><text:line-break/>start of demo<text:line-break/>this is static block of test<text:line-break/>class test loaded<text:line-break/>this is test constructor<text:line-break/><text:line-break/>Class.forName("X") loads the class if it not already loaded and executes all its static block after class loading. If the class is already loaded then it does not do anything.</text:p>
        <text:p text:style-name="Text_20_body"><text:line-break/>In the above example, remove the comment from <text:span text:style-name="T3">test t=new test();</text:span><text:line-break/>Now this line loads the class, so the call to Class.forName() will not do anything. You will see the output like this:</text:p>
        <text:p text:style-name="Text_20_body"><text:span text:style-name="T1">output:</text:span><text:line-break/>this is static block of test<text:line-break/>this is test constructor<text:line-break/>start of demo<text:line-break/>class test loaded<text:line-break/>this is test constructor<text:line-break/></text:p>
        <text:p text:style-name="Text_20_body">Here the static block is executed when the instance is created by by the line(test t=new test()). After that the Class.forName() is called so now it has nothing to do because the class is already loaded.<text:line-break/><text:line-break/><text:span text:style-name="T1">JDBC driver is a good example of it.<text:line-break/></text:span><text:line-break/>Class.forName("org.gjt.mm.mysql.Driver");<text:line-break/>Connection con = DriverManager.getConnection(url, "myLogin", "myPassword");</text:p>
        <text:p text:style-name="Text_20_body"><text:soft-page-break/><text:line-break/>All JDBC Drivers have a static block that registers itself with DriverManager and DriverManager has static initializer only.</text:p>
        <text:p text:style-name="Text_20_body"><text:line-break/>The MySQL JDBC Driver has a static initializer looks like this:<text:line-break/>static {<text:line-break/><text:tab/>try {<text:line-break/><text:tab/><text:tab/>java.sql.DriverManager.registerDriver(new Driver());<text:line-break/><text:tab/>} catch (SQLException E) {<text:line-break/><text:tab/><text:tab/>throw new RuntimeException("Can't register driver!");<text:line-break/><text:tab/>}<text:line-break/>}</text:p>
        <text:p text:style-name="Text_20_body"><text:line-break/>JVM executes the static block and the Driver registers itself with the DriverManager. </text:p>
      </text:section>
      <text:h text:style-name="Heading_20_3" text:outline-level="3">What is reflection. </text:h>
      <text:section text:style-name="Sect1" text:name="post-body-1484884871617932739">
        <text:p text:style-name="P5">Reflection is a feature in the Java programming language. It allows an executing Java program to examine or "introspect" upon itself (at runtime), and manipulate internal properties of the program.</text:p>
        <text:p text:style-name="P5"/>
        <text:p text:style-name="P5">For example, it's possible for a Java class to obtain the names of all its members and display them.</text:p>
        <text:p text:style-name="P5"><text:s/><text:line-break/>Reflection is commonly used by programs which require the ability to examine or modify the runtime behavior of applications running in the Java virtual machine.</text:p>
        <text:p text:style-name="P5"><text:s/><text:line-break/>This program will find all the methods of java.util.List class<text:line-break/><text:line-break/><text:span text:style-name="T9">import java.lang.reflect.*;</text:span><text:line-break/><text:line-break/>public class Fun {<text:line-break/><text:tab/>public static void main(String args[])<text:line-break/><text:tab/>{<text:line-break/><text:tab/><text:tab/>try {<text:line-break/><text:tab/><text:tab/><text:tab/>Class c = Class.forName("java.util.List");<text:line-break/><text:tab/><text:tab/><text:tab/><text:span text:style-name="T9">Method[] m = c.getDeclaredMethods();</text:span><text:line-break/><text:tab/><text:tab/><text:tab/>for (int i = 0; i &lt; m.length; i++)<text:line-break/><text:tab/><text:tab/><text:tab/><text:tab/>System.out.println(m[i].toString());<text:line-break/><text:tab/><text:tab/>}<text:line-break/><text:tab/><text:tab/>catch (Throwable e) {<text:line-break/><text:tab/><text:tab/><text:tab/>System.err.println(e);<text:line-break/><text:tab/><text:tab/>} </text:p>
        <text:p text:style-name="P5"><text:tab/>}</text:p>
        <text:p text:style-name="P5">}<text:line-break/><text:line-break/>We can use reflection to know about the class. Another example which will detect the instance variables of a class.<text:line-break/><text:line-break/>import java.lang.reflect.*;<text:line-break/><text:line-break/>public class Fun {<text:line-break/><text:tab/>void xxx(){}<text:line-break/><text:tab/>int x;<text:line-break/><text:soft-page-break/><text:tab/>static long z=111111;<text:line-break/><text:tab/>String y;<text:line-break/></text:p>
        <text:p text:style-name="P5"><text:tab/>public static void main(String args[])throws Exception<text:line-break/><text:tab/>{<text:line-break/><text:tab/><text:tab/>try {<text:line-break/><text:tab/><text:tab/><text:tab/>Class c = Class.forName("Fun");<text:line-break/><text:tab/><text:tab/><text:tab/><text:span text:style-name="T9">Field[] m = c.getDeclaredFields();</text:span><text:line-break/><text:tab/><text:tab/><text:tab/>for (int i = 0; i &lt; m.length; i++)<text:line-break/><text:tab/><text:tab/><text:tab/><text:tab/>System.out.println(m[i].getName()+" "+m[i].getType());<text:line-break/><text:tab/><text:tab/>}<text:line-break/><text:tab/><text:tab/>catch (Throwable e) {<text:line-break/><text:tab/><text:tab/><text:tab/>System.err.println(e);<text:line-break/><text:tab/><text:tab/>}<text:line-break/><text:tab/>}<text:line-break/>}<text:line-break/></text:p>
        <text:p text:style-name="P5"><text:span text:style-name="T8">OUTPUT:</text:span><text:line-break/>x int<text:line-break/>z long<text:line-break/>y class java.lang.String</text:p>
        <text:p text:style-name="P5"/>
      </text:section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HG-GothicB-Sun" svg:font-family="HG-GothicB-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G-MinchoL-Sun" svg:font-family="HG-MinchoL-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HG-MinchoL-Sun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HG-MinchoL-Sun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HG-GothicB-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HG-GothicB-Sun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4H38M47S</meta:editing-duration>
    <meta:editing-cycles>113</meta:editing-cycles>
    <meta:generator>Oracle_Open_Office/3.3$Win32 OpenOffice.org_project/330m7$Build-9552</meta:generator>
    <dc:date>2015-11-09T10:56:16.17</dc:date>
    <dc:creator>Raghunath  Dayala</dc:creator>
    <meta:document-statistic meta:table-count="0" meta:image-count="0" meta:object-count="0" meta:page-count="4" meta:paragraph-count="20" meta:word-count="508" meta:character-count="3519"/>
    <meta:user-defined meta:name="Info 1"/>
    <meta:user-defined meta:name="Info 2"/>
    <meta:user-defined meta:name="Info 3"/>
    <meta:user-defined meta:name="Info 4"/>
  </office:meta>
</office:document-meta>
</file>